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617f" officeooo:paragraph-rsid="0012617f"/>
    </style:style>
    <style:style style:name="P2" style:family="paragraph" style:parent-style-name="Standard">
      <style:paragraph-properties fo:text-align="center" style:justify-single-word="false"/>
      <style:text-properties officeooo:rsid="0012617f" officeooo:paragraph-rsid="0012617f"/>
    </style:style>
    <style:style style:name="P3" style:family="paragraph" style:parent-style-name="Standard">
      <style:paragraph-properties fo:text-align="center" style:justify-single-word="false"/>
      <style:text-properties officeooo:rsid="0012617f" officeooo:paragraph-rsid="00133ee1"/>
    </style:style>
    <style:style style:name="P4" style:family="paragraph" style:parent-style-name="Standard">
      <style:paragraph-properties fo:text-align="center" style:justify-single-word="false"/>
      <style:text-properties officeooo:rsid="0012617f" officeooo:paragraph-rsid="0014ee84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2617f" officeooo:paragraph-rsid="0012617f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style="italic" officeooo:rsid="0012617f" officeooo:paragraph-rsid="0012617f" style:font-size-asian="14pt" style:font-style-asian="italic" style:font-size-complex="14pt" style:font-style-complex="italic"/>
    </style:style>
    <style:style style:name="T1" style:family="text">
      <style:text-properties officeooo:rsid="00133ee1"/>
    </style:style>
    <style:style style:name="T2" style:family="text">
      <style:text-properties officeooo:rsid="0014ee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">Machine Learning Assignment 1 Report</text:p>
      <text:p text:style-name="P1"/>
      <text:p text:style-name="P2"/>
      <text:p text:style-name="P2"/>
      <text:p text:style-name="P6">DATASET 1: WITHOUT PRUNING</text:p>
      <text:p text:style-name="P1"/>
      <text:p text:style-name="P2">Accuracy using Information Gain on validation set <text:s text:c="9"/>: <text:s/>75.9 %</text:p>
      <text:p text:style-name="P2">Accuracy using Variance Gain on validation set <text:s text:c="14"/>: 67.25 %</text:p>
      <text:p text:style-name="P2"/>
      <text:p text:style-name="P2">Accuracy using Information Gain on Test set <text:s text:c="19"/>: <text:s/>75.85 %</text:p>
      <text:p text:style-name="P2">Accuracy using variance Gain on Test set <text:s text:c="25"/>: 68.05 %</text:p>
      <text:p text:style-name="P2"/>
      <text:p text:style-name="P2"/>
      <text:p text:style-name="P2"/>
      <text:p text:style-name="P6">DATASET 1: WITH PRUNING:</text:p>
      <text:p text:style-name="P2"/>
      <text:p text:style-name="P2">L=<text:span text:style-name="T1">3</text:span>,K=<text:span text:style-name="T1">9</text:span></text:p>
      <text:p text:style-name="P2">Accuracy using Information Gain on Test set <text:s text:c="21"/>: <text:s/>75.85 %</text:p>
      <text:p text:style-name="P2">Accuracy using variance Gain on Test set <text:s text:c="27"/>: <text:s/>68.05 %</text:p>
      <text:p text:style-name="P2"/>
      <text:p text:style-name="P2">L=<text:span text:style-name="T1">1</text:span>,K=<text:span text:style-name="T1">20</text:span></text:p>
      <text:p text:style-name="P2">Accuracy using Information Gain on Test set <text:s text:c="21"/>: 75.85 %</text:p>
      <text:p text:style-name="P2">Accuracy using variance Gain on Test set <text:s text:c="27"/>: 68.05 %</text:p>
      <text:p text:style-name="P2"/>
      <text:p text:style-name="P2">L=<text:span text:style-name="T1">4</text:span>,K=<text:span text:style-name="T1">5</text:span></text:p>
      <text:p text:style-name="P3">Accuracy using Information Gain on Test set <text:s text:c="21"/>: 75.85 %</text:p>
      <text:p text:style-name="P3">Accuracy using variance Gain on Test set <text:s text:c="27"/>: 68.05 %</text:p>
      <text:p text:style-name="P2"/>
      <text:p text:style-name="P2">L=<text:span text:style-name="T1">40</text:span>,K=<text:span text:style-name="T1">6</text:span></text:p>
      <text:p text:style-name="P3">Accuracy using Information Gain on Test set <text:s text:c="21"/>: 75.85 %</text:p>
      <text:p text:style-name="P3">Accuracy using variance Gain on Test set <text:s text:c="27"/>: 68.05 %</text:p>
      <text:p text:style-name="P2"/>
      <text:p text:style-name="P2">L=<text:span text:style-name="T1">9</text:span>,K=<text:span text:style-name="T1">23</text:span></text:p>
      <text:p text:style-name="P3">Accuracy using Information Gain on Test set <text:s text:c="21"/>: 75.85 %</text:p>
      <text:p text:style-name="P3">Accuracy using variance Gain on Test set <text:s text:c="27"/>: 68.05 %</text:p>
      <text:p text:style-name="P2"/>
      <text:p text:style-name="P2">L=<text:span text:style-name="T1">13</text:span>,K=<text:span text:style-name="T1">39</text:span></text:p>
      <text:p text:style-name="P3">Accuracy using Information Gain on Test set <text:s text:c="21"/>: 75.85 %</text:p>
      <text:p text:style-name="P3">Accuracy using variance Gain on Test set <text:s text:c="27"/>: 68.05 %</text:p>
      <text:p text:style-name="P2"/>
      <text:p text:style-name="P2">L=<text:span text:style-name="T1">50</text:span>,K=<text:span text:style-name="T1">3</text:span></text:p>
      <text:p text:style-name="P3">Accuracy using Information Gain on Test set <text:s text:c="21"/>: 75.85 %</text:p>
      <text:p text:style-name="P3">Accuracy using variance Gain on Test set <text:s text:c="27"/>: 68.05 %</text:p>
      <text:p text:style-name="P2"/>
      <text:p text:style-name="P2">L=<text:span text:style-name="T1">25</text:span>,K=<text:span text:style-name="T1">50</text:span></text:p>
      <text:p text:style-name="P3">Accuracy using Information Gain on Test set <text:s text:c="21"/>: 75.85 %</text:p>
      <text:p text:style-name="P3">Accuracy using variance Gain on Test set <text:s text:c="27"/>: 68.05 %</text:p>
      <text:p text:style-name="P2"/>
      <text:p text:style-name="P2">L=<text:span text:style-name="T1">10</text:span>,K=<text:span text:style-name="T1">10</text:span></text:p>
      <text:p text:style-name="P3">Accuracy using Information Gain on Test set <text:s text:c="21"/>: 75.85 %</text:p>
      <text:p text:style-name="P3">Accuracy using variance Gain on Test set <text:s text:c="27"/>: 68.05 %</text:p>
      <text:p text:style-name="P2"><text:soft-page-break/></text:p>
      <text:p text:style-name="P2">L=<text:span text:style-name="T1">20</text:span>,K=<text:span text:style-name="T1">25</text:span></text:p>
      <text:p text:style-name="P3">Accuracy using Information Gain on Test set <text:s text:c="21"/>: 75.85 %</text:p>
      <text:p text:style-name="P3">Accuracy using variance Gain on Test set <text:s text:c="27"/>: 68.05 %</text:p>
      <text:p text:style-name="P2"/>
      <text:p text:style-name="P2"/>
      <text:p text:style-name="P2"/>
      <text:p text:style-name="P2"/>
      <text:p text:style-name="P6">DATASET 2: WITHOUT PRUNING</text:p>
      <text:p text:style-name="P1"/>
      <text:p text:style-name="P2">Accuracy using Information Gain on validation set <text:s text:c="9"/>: 77.1<text:span text:style-name="T2">7 %</text:span></text:p>
      <text:p text:style-name="P2">Accuracy using Variance Gain on validation set <text:s text:c="14"/>: 65.6<text:span text:style-name="T2">7 %</text:span></text:p>
      <text:p text:style-name="P2"/>
      <text:p text:style-name="P2">Accuracy using Information Gain on Test set <text:s text:c="19"/>: 72.33 %</text:p>
      <text:p text:style-name="P2">Accuracy using variance Gain on Test set <text:s text:c="25"/>: <text:s/>68.0 %</text:p>
      <text:p text:style-name="P2"/>
      <text:p text:style-name="P2"/>
      <text:p text:style-name="P2"/>
      <text:p text:style-name="P6">DATASET 2: WITH PRUNING:</text:p>
      <text:p text:style-name="P2"/>
      <text:p text:style-name="P2">L=<text:span text:style-name="T1">10</text:span>,K=<text:span text:style-name="T1">10</text:span></text:p>
      <text:p text:style-name="P2">Accuracy using Information Gain on Test set <text:s text:c="21"/>: 72.33 %</text:p>
      <text:p text:style-name="P2">Accuracy using variance Gain on Test set <text:s text:c="27"/>: 68.0 %</text:p>
      <text:p text:style-name="P2"/>
      <text:p text:style-name="P2">L=<text:span text:style-name="T1">20</text:span>,K=<text:span text:style-name="T1">25</text:span></text:p>
      <text:p text:style-name="P4">Accuracy using Information Gain on Test set <text:s text:c="21"/>: 72.33 %</text:p>
      <text:p text:style-name="P4">Accuracy using variance Gain on Test set <text:s text:c="27"/>: 68.0 %</text:p>
      <text:p text:style-name="P2"/>
      <text:p text:style-name="P2">L=<text:span text:style-name="T1">25</text:span>,K=<text:span text:style-name="T1">50</text:span></text:p>
      <text:p text:style-name="P4">Accuracy using Information Gain on Test set <text:s text:c="21"/>: 72.33 %</text:p>
      <text:p text:style-name="P4">Accuracy using variance Gain on Test set <text:s text:c="27"/>: 68.0 %</text:p>
      <text:p text:style-name="P2"/>
      <text:p text:style-name="P2">L=<text:span text:style-name="T1">50</text:span>,K=<text:span text:style-name="T1">3</text:span></text:p>
      <text:p text:style-name="P4">Accuracy using Information Gain on Test set <text:s text:c="21"/>: 72.33 %</text:p>
      <text:p text:style-name="P4">Accuracy using variance Gain on Test set <text:s text:c="27"/>: 68.0 %</text:p>
      <text:p text:style-name="P2"/>
      <text:p text:style-name="P2">L=,<text:span text:style-name="T1">13</text:span>K=<text:span text:style-name="T1">39</text:span></text:p>
      <text:p text:style-name="P4">Accuracy using Information Gain on Test set <text:s text:c="21"/>: 72.33 %</text:p>
      <text:p text:style-name="P4">Accuracy using variance Gain on Test set <text:s text:c="27"/>: 68.0 %</text:p>
      <text:p text:style-name="P2"/>
      <text:p text:style-name="P2">L=<text:span text:style-name="T1">9</text:span>,K=<text:span text:style-name="T1">23</text:span></text:p>
      <text:p text:style-name="P4">Accuracy using Information Gain on Test set <text:s text:c="21"/>: 72.33 %</text:p>
      <text:p text:style-name="P4">Accuracy using variance Gain on Test set <text:s text:c="27"/>: 68.0 %</text:p>
      <text:p text:style-name="P2"/>
      <text:p text:style-name="P2">L=<text:span text:style-name="T1">40</text:span>,K=<text:span text:style-name="T1">6</text:span></text:p>
      <text:p text:style-name="P4">Accuracy using Information Gain on Test set <text:s text:c="21"/>: 72.33 %</text:p>
      <text:p text:style-name="P4">Accuracy using variance Gain on Test set <text:s text:c="27"/>: 68.0 %</text:p>
      <text:p text:style-name="P2"/>
      <text:p text:style-name="P2">L=<text:span text:style-name="T1">4</text:span>,K=<text:span text:style-name="T1">5</text:span></text:p>
      <text:p text:style-name="P4">Accuracy using Information Gain on Test set <text:s text:c="21"/>: 72.33 %</text:p>
      <text:p text:style-name="P4">Accuracy using variance Gain on Test set <text:s text:c="27"/>: 68.0 %</text:p>
      <text:p text:style-name="P2"/>
      <text:p text:style-name="P2"/>
      <text:p text:style-name="P2"><text:soft-page-break/></text:p>
      <text:p text:style-name="P2">L=<text:span text:style-name="T1">1</text:span>,K=<text:span text:style-name="T1">20</text:span></text:p>
      <text:p text:style-name="P4">Accuracy using Information Gain on Test set <text:s text:c="21"/>: 72.33 %</text:p>
      <text:p text:style-name="P4">Accuracy using variance Gain on Test set <text:s text:c="27"/>: 68.0 %</text:p>
      <text:p text:style-name="P2"/>
      <text:p text:style-name="P2">L=<text:span text:style-name="T1">3</text:span>,K=<text:span text:style-name="T1">9</text:span></text:p>
      <text:p text:style-name="P4">Accuracy using Information Gain on Test set <text:s text:c="21"/>: 72.33 %</text:p>
      <text:p text:style-name="P4">Accuracy using variance Gain on Test set <text:s text:c="27"/>: 68.0 %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21:18:33.309472385</meta:creation-date>
    <meta:generator>LibreOffice/6.0.3.2$Linux_X86_64 LibreOffice_project/00m0$Build-2</meta:generator>
    <dc:date>2018-09-23T21:57:09.682054401</dc:date>
    <meta:editing-duration>PT6M51S</meta:editing-duration>
    <meta:editing-cycles>1</meta:editing-cycles>
    <meta:document-statistic meta:table-count="0" meta:image-count="0" meta:object-count="0" meta:page-count="3" meta:paragraph-count="73" meta:word-count="521" meta:character-count="3883" meta:non-whitespace-character-count="2336"/>
  </office:meta>
</office:document-meta>
</file>